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4p2" table:style-name="ta1">
        <table:shapes>
          <draw:frame draw:z-index="0" draw:style-name="gr1" draw:text-style-name="P1" svg:width="16.011cm" svg:height="8.995cm" svg:x="7.833cm" svg:y="2.095cm">
            <draw:object draw:notify-on-update-of-ranges="exp4p2.B1:exp4p2.B1 exp4p2.B2:exp4p2.B12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6" calcext:value-type="float">
            <text:p>3,96</text:p>
          </table:table-cell>
          <table:table-cell office:value-type="float" office:value="1693537782948" calcext:value-type="float">
            <text:p>169353778294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29" calcext:value-type="float">
            <text:p>3,29</text:p>
          </table:table-cell>
          <table:table-cell office:value-type="float" office:value="1693537783042" calcext:value-type="float">
            <text:p>16935377830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26" calcext:value-type="float">
            <text:p>3,26</text:p>
          </table:table-cell>
          <table:table-cell office:value-type="float" office:value="1693537783142" calcext:value-type="float">
            <text:p>16935377831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23" calcext:value-type="float">
            <text:p>3,23</text:p>
          </table:table-cell>
          <table:table-cell office:value-type="float" office:value="1693537783242" calcext:value-type="float">
            <text:p>16935377832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23" calcext:value-type="float">
            <text:p>3,23</text:p>
          </table:table-cell>
          <table:table-cell office:value-type="float" office:value="1693537783342" calcext:value-type="float">
            <text:p>16935377833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32" calcext:value-type="float">
            <text:p>3,32</text:p>
          </table:table-cell>
          <table:table-cell office:value-type="float" office:value="1693537783442" calcext:value-type="float">
            <text:p>16935377834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73" calcext:value-type="float">
            <text:p>3,73</text:p>
          </table:table-cell>
          <table:table-cell office:value-type="float" office:value="1693537783542" calcext:value-type="float">
            <text:p>16935377835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3" calcext:value-type="float">
            <text:p>3,43</text:p>
          </table:table-cell>
          <table:table-cell office:value-type="float" office:value="1693537783642" calcext:value-type="float">
            <text:p>16935377836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6" calcext:value-type="float">
            <text:p>3,46</text:p>
          </table:table-cell>
          <table:table-cell office:value-type="float" office:value="1693537783742" calcext:value-type="float">
            <text:p>16935377837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23" calcext:value-type="float">
            <text:p>3,23</text:p>
          </table:table-cell>
          <table:table-cell office:value-type="float" office:value="1693537783842" calcext:value-type="float">
            <text:p>16935377838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5" calcext:value-type="float">
            <text:p>3,15</text:p>
          </table:table-cell>
          <table:table-cell office:value-type="float" office:value="1693537783942" calcext:value-type="float">
            <text:p>16935377839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784042" calcext:value-type="float">
            <text:p>16935377840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3" calcext:value-type="float">
            <text:p>3,13</text:p>
          </table:table-cell>
          <table:table-cell office:value-type="float" office:value="1693537784142" calcext:value-type="float">
            <text:p>16935377841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8" calcext:value-type="float">
            <text:p>3,18</text:p>
          </table:table-cell>
          <table:table-cell office:value-type="float" office:value="1693537784242" calcext:value-type="float">
            <text:p>16935377842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7" calcext:value-type="float">
            <text:p>3,7</text:p>
          </table:table-cell>
          <table:table-cell office:value-type="float" office:value="1693537784342" calcext:value-type="float">
            <text:p>16935377843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2" calcext:value-type="float">
            <text:p>4,02</text:p>
          </table:table-cell>
          <table:table-cell office:value-type="float" office:value="1693537784442" calcext:value-type="float">
            <text:p>16935377844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1" calcext:value-type="float">
            <text:p>4,01</text:p>
          </table:table-cell>
          <table:table-cell office:value-type="float" office:value="1693537784542" calcext:value-type="float">
            <text:p>16935377845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784642" calcext:value-type="float">
            <text:p>16935377846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784742" calcext:value-type="float">
            <text:p>16935377847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784842" calcext:value-type="float">
            <text:p>16935377848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784942" calcext:value-type="float">
            <text:p>16935377849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785042" calcext:value-type="float">
            <text:p>16935377850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785142" calcext:value-type="float">
            <text:p>16935377851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2" calcext:value-type="float">
            <text:p>3,12</text:p>
          </table:table-cell>
          <table:table-cell office:value-type="float" office:value="1693537785242" calcext:value-type="float">
            <text:p>16935377852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9" calcext:value-type="float">
            <text:p>3,19</text:p>
          </table:table-cell>
          <table:table-cell office:value-type="float" office:value="1693537785342" calcext:value-type="float">
            <text:p>16935377853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785442" calcext:value-type="float">
            <text:p>16935377854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785542" calcext:value-type="float">
            <text:p>16935377855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785642" calcext:value-type="float">
            <text:p>16935377856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785742" calcext:value-type="float">
            <text:p>16935377857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785842" calcext:value-type="float">
            <text:p>16935377858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6" calcext:value-type="float">
            <text:p>2,96</text:p>
          </table:table-cell>
          <table:table-cell office:value-type="float" office:value="1693537785942" calcext:value-type="float">
            <text:p>16935377859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7786042" calcext:value-type="float">
            <text:p>16935377860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786142" calcext:value-type="float">
            <text:p>16935377861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786242" calcext:value-type="float">
            <text:p>16935377862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786342" calcext:value-type="float">
            <text:p>16935377863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786442" calcext:value-type="float">
            <text:p>16935377864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786542" calcext:value-type="float">
            <text:p>16935377865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786642" calcext:value-type="float">
            <text:p>16935377866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5" calcext:value-type="float">
            <text:p>3,15</text:p>
          </table:table-cell>
          <table:table-cell office:value-type="float" office:value="1693537786742" calcext:value-type="float">
            <text:p>16935377867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786842" calcext:value-type="float">
            <text:p>16935377868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786942" calcext:value-type="float">
            <text:p>16935377869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787042" calcext:value-type="float">
            <text:p>16935377870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787142" calcext:value-type="float">
            <text:p>16935377871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787242" calcext:value-type="float">
            <text:p>16935377872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787342" calcext:value-type="float">
            <text:p>16935377873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787442" calcext:value-type="float">
            <text:p>16935377874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787542" calcext:value-type="float">
            <text:p>16935377875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787642" calcext:value-type="float">
            <text:p>16935377876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787742" calcext:value-type="float">
            <text:p>16935377877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787842" calcext:value-type="float">
            <text:p>16935377878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787942" calcext:value-type="float">
            <text:p>16935377879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788042" calcext:value-type="float">
            <text:p>16935377880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788142" calcext:value-type="float">
            <text:p>16935377881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788242" calcext:value-type="float">
            <text:p>16935377882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788342" calcext:value-type="float">
            <text:p>16935377883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788442" calcext:value-type="float">
            <text:p>16935377884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788542" calcext:value-type="float">
            <text:p>16935377885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788642" calcext:value-type="float">
            <text:p>16935377886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788742" calcext:value-type="float">
            <text:p>16935377887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788842" calcext:value-type="float">
            <text:p>16935377888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788942" calcext:value-type="float">
            <text:p>16935377889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6" calcext:value-type="float">
            <text:p>2,96</text:p>
          </table:table-cell>
          <table:table-cell office:value-type="float" office:value="1693537789042" calcext:value-type="float">
            <text:p>16935377890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6" calcext:value-type="float">
            <text:p>3,16</text:p>
          </table:table-cell>
          <table:table-cell office:value-type="float" office:value="1693537789142" calcext:value-type="float">
            <text:p>16935377891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789242" calcext:value-type="float">
            <text:p>16935377892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789342" calcext:value-type="float">
            <text:p>16935377893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789442" calcext:value-type="float">
            <text:p>16935377894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789542" calcext:value-type="float">
            <text:p>16935377895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789643" calcext:value-type="float">
            <text:p>1693537789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789742" calcext:value-type="float">
            <text:p>16935377897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789842" calcext:value-type="float">
            <text:p>16935377898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3" calcext:value-type="float">
            <text:p>3,13</text:p>
          </table:table-cell>
          <table:table-cell office:value-type="float" office:value="1693537789942" calcext:value-type="float">
            <text:p>16935377899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790042" calcext:value-type="float">
            <text:p>16935377900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790142" calcext:value-type="float">
            <text:p>16935377901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790242" calcext:value-type="float">
            <text:p>16935377902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790342" calcext:value-type="float">
            <text:p>16935377903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790442" calcext:value-type="float">
            <text:p>16935377904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790542" calcext:value-type="float">
            <text:p>16935377905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790642" calcext:value-type="float">
            <text:p>16935377906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790742" calcext:value-type="float">
            <text:p>16935377907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790842" calcext:value-type="float">
            <text:p>16935377908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790942" calcext:value-type="float">
            <text:p>16935377909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791042" calcext:value-type="float">
            <text:p>16935377910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791142" calcext:value-type="float">
            <text:p>16935377911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791242" calcext:value-type="float">
            <text:p>16935377912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791342" calcext:value-type="float">
            <text:p>16935377913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791442" calcext:value-type="float">
            <text:p>16935377914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791542" calcext:value-type="float">
            <text:p>16935377915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791642" calcext:value-type="float">
            <text:p>16935377916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791742" calcext:value-type="float">
            <text:p>16935377917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791842" calcext:value-type="float">
            <text:p>16935377918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791942" calcext:value-type="float">
            <text:p>16935377919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792042" calcext:value-type="float">
            <text:p>16935377920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792142" calcext:value-type="float">
            <text:p>16935377921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792242" calcext:value-type="float">
            <text:p>16935377922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792342" calcext:value-type="float">
            <text:p>16935377923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792443" calcext:value-type="float">
            <text:p>1693537792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792542" calcext:value-type="float">
            <text:p>16935377925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792642" calcext:value-type="float">
            <text:p>16935377926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6" calcext:value-type="float">
            <text:p>3,16</text:p>
          </table:table-cell>
          <table:table-cell office:value-type="float" office:value="1693537792742" calcext:value-type="float">
            <text:p>16935377927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792842" calcext:value-type="float">
            <text:p>16935377928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2" calcext:value-type="float">
            <text:p>2,92</text:p>
          </table:table-cell>
          <table:table-cell office:value-type="float" office:value="1693537792942" calcext:value-type="float">
            <text:p>16935377929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793042" calcext:value-type="float">
            <text:p>16935377930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793142" calcext:value-type="float">
            <text:p>16935377931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793242" calcext:value-type="float">
            <text:p>16935377932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793342" calcext:value-type="float">
            <text:p>16935377933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793442" calcext:value-type="float">
            <text:p>16935377934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3" calcext:value-type="float">
            <text:p>2,93</text:p>
          </table:table-cell>
          <table:table-cell office:value-type="float" office:value="1693537793542" calcext:value-type="float">
            <text:p>16935377935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793642" calcext:value-type="float">
            <text:p>16935377936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793742" calcext:value-type="float">
            <text:p>16935377937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793842" calcext:value-type="float">
            <text:p>16935377938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793942" calcext:value-type="float">
            <text:p>16935377939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5" calcext:value-type="float">
            <text:p>2,95</text:p>
          </table:table-cell>
          <table:table-cell office:value-type="float" office:value="1693537794042" calcext:value-type="float">
            <text:p>16935377940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794142" calcext:value-type="float">
            <text:p>16935377941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794242" calcext:value-type="float">
            <text:p>16935377942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794342" calcext:value-type="float">
            <text:p>16935377943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794442" calcext:value-type="float">
            <text:p>16935377944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794542" calcext:value-type="float">
            <text:p>16935377945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794643" calcext:value-type="float">
            <text:p>1693537794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794742" calcext:value-type="float">
            <text:p>16935377947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794842" calcext:value-type="float">
            <text:p>16935377948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794943" calcext:value-type="float">
            <text:p>1693537794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795042" calcext:value-type="float">
            <text:p>16935377950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795142" calcext:value-type="float">
            <text:p>16935377951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795242" calcext:value-type="float">
            <text:p>16935377952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795342" calcext:value-type="float">
            <text:p>16935377953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795442" calcext:value-type="float">
            <text:p>16935377954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795543" calcext:value-type="float">
            <text:p>1693537795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795642" calcext:value-type="float">
            <text:p>16935377956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795743" calcext:value-type="float">
            <text:p>1693537795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795842" calcext:value-type="float">
            <text:p>16935377958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795942" calcext:value-type="float">
            <text:p>16935377959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796042" calcext:value-type="float">
            <text:p>16935377960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796142" calcext:value-type="float">
            <text:p>16935377961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796242" calcext:value-type="float">
            <text:p>16935377962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796343" calcext:value-type="float">
            <text:p>1693537796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796442" calcext:value-type="float">
            <text:p>16935377964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796542" calcext:value-type="float">
            <text:p>16935377965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796642" calcext:value-type="float">
            <text:p>16935377966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796742" calcext:value-type="float">
            <text:p>16935377967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796842" calcext:value-type="float">
            <text:p>16935377968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796943" calcext:value-type="float">
            <text:p>1693537796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797042" calcext:value-type="float">
            <text:p>16935377970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797142" calcext:value-type="float">
            <text:p>16935377971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797242" calcext:value-type="float">
            <text:p>16935377972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797342" calcext:value-type="float">
            <text:p>16935377973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797442" calcext:value-type="float">
            <text:p>16935377974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797542" calcext:value-type="float">
            <text:p>16935377975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797642" calcext:value-type="float">
            <text:p>16935377976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797742" calcext:value-type="float">
            <text:p>16935377977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797842" calcext:value-type="float">
            <text:p>16935377978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797942" calcext:value-type="float">
            <text:p>16935377979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798042" calcext:value-type="float">
            <text:p>16935377980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4" calcext:value-type="float">
            <text:p>2,94</text:p>
          </table:table-cell>
          <table:table-cell office:value-type="float" office:value="1693537798143" calcext:value-type="float">
            <text:p>1693537798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798242" calcext:value-type="float">
            <text:p>16935377982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798342" calcext:value-type="float">
            <text:p>16935377983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798443" calcext:value-type="float">
            <text:p>1693537798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798543" calcext:value-type="float">
            <text:p>1693537798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5" calcext:value-type="float">
            <text:p>2,95</text:p>
          </table:table-cell>
          <table:table-cell office:value-type="float" office:value="1693537798642" calcext:value-type="float">
            <text:p>16935377986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798743" calcext:value-type="float">
            <text:p>1693537798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798842" calcext:value-type="float">
            <text:p>16935377988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798942" calcext:value-type="float">
            <text:p>16935377989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799142" calcext:value-type="float">
            <text:p>16935377991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799242" calcext:value-type="float">
            <text:p>16935377992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3" calcext:value-type="float">
            <text:p>2,93</text:p>
          </table:table-cell>
          <table:table-cell office:value-type="float" office:value="1693537799342" calcext:value-type="float">
            <text:p>16935377993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7799443" calcext:value-type="float">
            <text:p>1693537799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799542" calcext:value-type="float">
            <text:p>16935377995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799643" calcext:value-type="float">
            <text:p>1693537799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799742" calcext:value-type="float">
            <text:p>16935377997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799842" calcext:value-type="float">
            <text:p>16935377998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799942" calcext:value-type="float">
            <text:p>16935377999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00042" calcext:value-type="float">
            <text:p>16935378000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00142" calcext:value-type="float">
            <text:p>16935378001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00242" calcext:value-type="float">
            <text:p>16935378002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00342" calcext:value-type="float">
            <text:p>16935378003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00442" calcext:value-type="float">
            <text:p>16935378004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00543" calcext:value-type="float">
            <text:p>1693537800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00643" calcext:value-type="float">
            <text:p>1693537800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00743" calcext:value-type="float">
            <text:p>1693537800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00843" calcext:value-type="float">
            <text:p>1693537800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00943" calcext:value-type="float">
            <text:p>1693537800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01043" calcext:value-type="float">
            <text:p>1693537801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01143" calcext:value-type="float">
            <text:p>1693537801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01242" calcext:value-type="float">
            <text:p>16935378012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01343" calcext:value-type="float">
            <text:p>1693537801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01442" calcext:value-type="float">
            <text:p>16935378014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3" calcext:value-type="float">
            <text:p>3,13</text:p>
          </table:table-cell>
          <table:table-cell office:value-type="float" office:value="1693537801543" calcext:value-type="float">
            <text:p>1693537801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01643" calcext:value-type="float">
            <text:p>1693537801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01743" calcext:value-type="float">
            <text:p>1693537801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01843" calcext:value-type="float">
            <text:p>1693537801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01943" calcext:value-type="float">
            <text:p>1693537801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02042" calcext:value-type="float">
            <text:p>16935378020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02143" calcext:value-type="float">
            <text:p>1693537802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02242" calcext:value-type="float">
            <text:p>16935378022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02343" calcext:value-type="float">
            <text:p>1693537802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02442" calcext:value-type="float">
            <text:p>16935378024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2" calcext:value-type="float">
            <text:p>3,12</text:p>
          </table:table-cell>
          <table:table-cell office:value-type="float" office:value="1693537802543" calcext:value-type="float">
            <text:p>1693537802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02643" calcext:value-type="float">
            <text:p>1693537802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2" calcext:value-type="float">
            <text:p>3,12</text:p>
          </table:table-cell>
          <table:table-cell office:value-type="float" office:value="1693537802742" calcext:value-type="float">
            <text:p>16935378027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02842" calcext:value-type="float">
            <text:p>16935378028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02943" calcext:value-type="float">
            <text:p>1693537802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03043" calcext:value-type="float">
            <text:p>1693537803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03142" calcext:value-type="float">
            <text:p>16935378031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03242" calcext:value-type="float">
            <text:p>16935378032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03343" calcext:value-type="float">
            <text:p>1693537803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03443" calcext:value-type="float">
            <text:p>1693537803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4" calcext:value-type="float">
            <text:p>3,14</text:p>
          </table:table-cell>
          <table:table-cell office:value-type="float" office:value="1693537803542" calcext:value-type="float">
            <text:p>16935378035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03642" calcext:value-type="float">
            <text:p>16935378036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03743" calcext:value-type="float">
            <text:p>1693537803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03843" calcext:value-type="float">
            <text:p>1693537803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3" calcext:value-type="float">
            <text:p>2,93</text:p>
          </table:table-cell>
          <table:table-cell office:value-type="float" office:value="1693537803943" calcext:value-type="float">
            <text:p>1693537803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04042" calcext:value-type="float">
            <text:p>16935378040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04142" calcext:value-type="float">
            <text:p>16935378041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04243" calcext:value-type="float">
            <text:p>1693537804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04343" calcext:value-type="float">
            <text:p>1693537804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04442" calcext:value-type="float">
            <text:p>16935378044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04543" calcext:value-type="float">
            <text:p>1693537804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04643" calcext:value-type="float">
            <text:p>1693537804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04742" calcext:value-type="float">
            <text:p>16935378047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04843" calcext:value-type="float">
            <text:p>1693537804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04943" calcext:value-type="float">
            <text:p>1693537804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05043" calcext:value-type="float">
            <text:p>1693537805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05142" calcext:value-type="float">
            <text:p>16935378051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05243" calcext:value-type="float">
            <text:p>1693537805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05343" calcext:value-type="float">
            <text:p>1693537805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05442" calcext:value-type="float">
            <text:p>16935378054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05543" calcext:value-type="float">
            <text:p>1693537805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05642" calcext:value-type="float">
            <text:p>16935378056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05743" calcext:value-type="float">
            <text:p>1693537805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05843" calcext:value-type="float">
            <text:p>1693537805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05943" calcext:value-type="float">
            <text:p>1693537805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06043" calcext:value-type="float">
            <text:p>1693537806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06143" calcext:value-type="float">
            <text:p>1693537806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4" calcext:value-type="float">
            <text:p>2,94</text:p>
          </table:table-cell>
          <table:table-cell office:value-type="float" office:value="1693537806243" calcext:value-type="float">
            <text:p>1693537806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06343" calcext:value-type="float">
            <text:p>1693537806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06443" calcext:value-type="float">
            <text:p>1693537806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06543" calcext:value-type="float">
            <text:p>1693537806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06643" calcext:value-type="float">
            <text:p>1693537806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06742" calcext:value-type="float">
            <text:p>16935378067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06843" calcext:value-type="float">
            <text:p>1693537806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06943" calcext:value-type="float">
            <text:p>1693537806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07043" calcext:value-type="float">
            <text:p>1693537807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07143" calcext:value-type="float">
            <text:p>1693537807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2" calcext:value-type="float">
            <text:p>3,12</text:p>
          </table:table-cell>
          <table:table-cell office:value-type="float" office:value="1693537807243" calcext:value-type="float">
            <text:p>1693537807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07343" calcext:value-type="float">
            <text:p>1693537807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07443" calcext:value-type="float">
            <text:p>1693537807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07543" calcext:value-type="float">
            <text:p>1693537807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07643" calcext:value-type="float">
            <text:p>1693537807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07743" calcext:value-type="float">
            <text:p>1693537807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07843" calcext:value-type="float">
            <text:p>1693537807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07943" calcext:value-type="float">
            <text:p>1693537807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08043" calcext:value-type="float">
            <text:p>1693537808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08143" calcext:value-type="float">
            <text:p>1693537808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08243" calcext:value-type="float">
            <text:p>1693537808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5" calcext:value-type="float">
            <text:p>3,15</text:p>
          </table:table-cell>
          <table:table-cell office:value-type="float" office:value="1693537808343" calcext:value-type="float">
            <text:p>1693537808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08443" calcext:value-type="float">
            <text:p>1693537808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08543" calcext:value-type="float">
            <text:p>1693537808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08643" calcext:value-type="float">
            <text:p>1693537808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08743" calcext:value-type="float">
            <text:p>1693537808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08843" calcext:value-type="float">
            <text:p>1693537808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08943" calcext:value-type="float">
            <text:p>1693537808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09043" calcext:value-type="float">
            <text:p>1693537809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5" calcext:value-type="float">
            <text:p>3,15</text:p>
          </table:table-cell>
          <table:table-cell office:value-type="float" office:value="1693537809143" calcext:value-type="float">
            <text:p>1693537809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09242" calcext:value-type="float">
            <text:p>169353780924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09343" calcext:value-type="float">
            <text:p>1693537809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09443" calcext:value-type="float">
            <text:p>1693537809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09543" calcext:value-type="float">
            <text:p>1693537809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09643" calcext:value-type="float">
            <text:p>1693537809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09743" calcext:value-type="float">
            <text:p>1693537809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4" calcext:value-type="float">
            <text:p>2,94</text:p>
          </table:table-cell>
          <table:table-cell office:value-type="float" office:value="1693537809843" calcext:value-type="float">
            <text:p>1693537809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09943" calcext:value-type="float">
            <text:p>1693537809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10043" calcext:value-type="float">
            <text:p>1693537810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10143" calcext:value-type="float">
            <text:p>1693537810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10243" calcext:value-type="float">
            <text:p>1693537810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10343" calcext:value-type="float">
            <text:p>1693537810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10443" calcext:value-type="float">
            <text:p>1693537810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10543" calcext:value-type="float">
            <text:p>1693537810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7" calcext:value-type="float">
            <text:p>3,17</text:p>
          </table:table-cell>
          <table:table-cell office:value-type="float" office:value="1693537810643" calcext:value-type="float">
            <text:p>1693537810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10743" calcext:value-type="float">
            <text:p>1693537810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10843" calcext:value-type="float">
            <text:p>1693537810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10943" calcext:value-type="float">
            <text:p>1693537810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11043" calcext:value-type="float">
            <text:p>1693537811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11143" calcext:value-type="float">
            <text:p>1693537811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11243" calcext:value-type="float">
            <text:p>1693537811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11343" calcext:value-type="float">
            <text:p>1693537811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11443" calcext:value-type="float">
            <text:p>1693537811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11543" calcext:value-type="float">
            <text:p>1693537811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11643" calcext:value-type="float">
            <text:p>1693537811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11743" calcext:value-type="float">
            <text:p>1693537811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11843" calcext:value-type="float">
            <text:p>1693537811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11943" calcext:value-type="float">
            <text:p>1693537811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12043" calcext:value-type="float">
            <text:p>1693537812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2" calcext:value-type="float">
            <text:p>3,12</text:p>
          </table:table-cell>
          <table:table-cell office:value-type="float" office:value="1693537812143" calcext:value-type="float">
            <text:p>1693537812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12243" calcext:value-type="float">
            <text:p>1693537812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12343" calcext:value-type="float">
            <text:p>1693537812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12443" calcext:value-type="float">
            <text:p>1693537812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12543" calcext:value-type="float">
            <text:p>1693537812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12643" calcext:value-type="float">
            <text:p>1693537812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12743" calcext:value-type="float">
            <text:p>1693537812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12843" calcext:value-type="float">
            <text:p>1693537812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12943" calcext:value-type="float">
            <text:p>1693537812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13043" calcext:value-type="float">
            <text:p>1693537813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13143" calcext:value-type="float">
            <text:p>1693537813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13243" calcext:value-type="float">
            <text:p>1693537813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13343" calcext:value-type="float">
            <text:p>1693537813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13443" calcext:value-type="float">
            <text:p>1693537813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13543" calcext:value-type="float">
            <text:p>1693537813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13643" calcext:value-type="float">
            <text:p>1693537813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13743" calcext:value-type="float">
            <text:p>1693537813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13843" calcext:value-type="float">
            <text:p>1693537813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13943" calcext:value-type="float">
            <text:p>1693537813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14043" calcext:value-type="float">
            <text:p>1693537814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14143" calcext:value-type="float">
            <text:p>1693537814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14243" calcext:value-type="float">
            <text:p>1693537814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14343" calcext:value-type="float">
            <text:p>1693537814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2" calcext:value-type="float">
            <text:p>3,12</text:p>
          </table:table-cell>
          <table:table-cell office:value-type="float" office:value="1693537814443" calcext:value-type="float">
            <text:p>1693537814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14543" calcext:value-type="float">
            <text:p>1693537814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14643" calcext:value-type="float">
            <text:p>1693537814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14743" calcext:value-type="float">
            <text:p>1693537814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2" calcext:value-type="float">
            <text:p>3,12</text:p>
          </table:table-cell>
          <table:table-cell office:value-type="float" office:value="1693537814843" calcext:value-type="float">
            <text:p>1693537814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14943" calcext:value-type="float">
            <text:p>1693537814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15043" calcext:value-type="float">
            <text:p>1693537815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2" calcext:value-type="float">
            <text:p>2,92</text:p>
          </table:table-cell>
          <table:table-cell office:value-type="float" office:value="1693537815143" calcext:value-type="float">
            <text:p>1693537815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15243" calcext:value-type="float">
            <text:p>1693537815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15343" calcext:value-type="float">
            <text:p>1693537815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" calcext:value-type="float">
            <text:p>2,9</text:p>
          </table:table-cell>
          <table:table-cell office:value-type="float" office:value="1693537815443" calcext:value-type="float">
            <text:p>1693537815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3" calcext:value-type="float">
            <text:p>3,13</text:p>
          </table:table-cell>
          <table:table-cell office:value-type="float" office:value="1693537815543" calcext:value-type="float">
            <text:p>1693537815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15643" calcext:value-type="float">
            <text:p>1693537815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15743" calcext:value-type="float">
            <text:p>1693537815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15843" calcext:value-type="float">
            <text:p>1693537815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15943" calcext:value-type="float">
            <text:p>1693537815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16043" calcext:value-type="float">
            <text:p>1693537816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16143" calcext:value-type="float">
            <text:p>1693537816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16243" calcext:value-type="float">
            <text:p>1693537816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16343" calcext:value-type="float">
            <text:p>1693537816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16443" calcext:value-type="float">
            <text:p>1693537816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16543" calcext:value-type="float">
            <text:p>1693537816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16643" calcext:value-type="float">
            <text:p>1693537816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16743" calcext:value-type="float">
            <text:p>1693537816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16843" calcext:value-type="float">
            <text:p>1693537816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16943" calcext:value-type="float">
            <text:p>1693537816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17043" calcext:value-type="float">
            <text:p>1693537817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17143" calcext:value-type="float">
            <text:p>1693537817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17243" calcext:value-type="float">
            <text:p>1693537817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17343" calcext:value-type="float">
            <text:p>1693537817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17443" calcext:value-type="float">
            <text:p>1693537817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17543" calcext:value-type="float">
            <text:p>1693537817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17643" calcext:value-type="float">
            <text:p>1693537817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2" calcext:value-type="float">
            <text:p>3,12</text:p>
          </table:table-cell>
          <table:table-cell office:value-type="float" office:value="1693537817743" calcext:value-type="float">
            <text:p>1693537817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17843" calcext:value-type="float">
            <text:p>1693537817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17943" calcext:value-type="float">
            <text:p>1693537817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18043" calcext:value-type="float">
            <text:p>1693537818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18143" calcext:value-type="float">
            <text:p>1693537818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18243" calcext:value-type="float">
            <text:p>1693537818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18343" calcext:value-type="float">
            <text:p>1693537818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6" calcext:value-type="float">
            <text:p>2,96</text:p>
          </table:table-cell>
          <table:table-cell office:value-type="float" office:value="1693537818443" calcext:value-type="float">
            <text:p>1693537818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18543" calcext:value-type="float">
            <text:p>1693537818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18643" calcext:value-type="float">
            <text:p>1693537818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4" calcext:value-type="float">
            <text:p>2,94</text:p>
          </table:table-cell>
          <table:table-cell office:value-type="float" office:value="1693537818743" calcext:value-type="float">
            <text:p>1693537818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18843" calcext:value-type="float">
            <text:p>1693537818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6" calcext:value-type="float">
            <text:p>2,96</text:p>
          </table:table-cell>
          <table:table-cell office:value-type="float" office:value="1693537818943" calcext:value-type="float">
            <text:p>1693537818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19043" calcext:value-type="float">
            <text:p>1693537819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19143" calcext:value-type="float">
            <text:p>1693537819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19243" calcext:value-type="float">
            <text:p>1693537819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19343" calcext:value-type="float">
            <text:p>1693537819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19443" calcext:value-type="float">
            <text:p>1693537819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19543" calcext:value-type="float">
            <text:p>1693537819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19643" calcext:value-type="float">
            <text:p>1693537819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19743" calcext:value-type="float">
            <text:p>1693537819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5" calcext:value-type="float">
            <text:p>3,15</text:p>
          </table:table-cell>
          <table:table-cell office:value-type="float" office:value="1693537819843" calcext:value-type="float">
            <text:p>1693537819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19943" calcext:value-type="float">
            <text:p>1693537819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20043" calcext:value-type="float">
            <text:p>1693537820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20143" calcext:value-type="float">
            <text:p>1693537820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20243" calcext:value-type="float">
            <text:p>1693537820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20343" calcext:value-type="float">
            <text:p>1693537820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20443" calcext:value-type="float">
            <text:p>1693537820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20543" calcext:value-type="float">
            <text:p>1693537820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5" calcext:value-type="float">
            <text:p>3,15</text:p>
          </table:table-cell>
          <table:table-cell office:value-type="float" office:value="1693537820643" calcext:value-type="float">
            <text:p>1693537820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20743" calcext:value-type="float">
            <text:p>1693537820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20843" calcext:value-type="float">
            <text:p>1693537820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20943" calcext:value-type="float">
            <text:p>1693537820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21043" calcext:value-type="float">
            <text:p>1693537821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21143" calcext:value-type="float">
            <text:p>1693537821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21243" calcext:value-type="float">
            <text:p>1693537821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21343" calcext:value-type="float">
            <text:p>1693537821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21443" calcext:value-type="float">
            <text:p>1693537821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21543" calcext:value-type="float">
            <text:p>1693537821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2" calcext:value-type="float">
            <text:p>3,12</text:p>
          </table:table-cell>
          <table:table-cell office:value-type="float" office:value="1693537821643" calcext:value-type="float">
            <text:p>1693537821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21743" calcext:value-type="float">
            <text:p>1693537821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21843" calcext:value-type="float">
            <text:p>1693537821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21943" calcext:value-type="float">
            <text:p>1693537821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22043" calcext:value-type="float">
            <text:p>1693537822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22143" calcext:value-type="float">
            <text:p>1693537822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22243" calcext:value-type="float">
            <text:p>1693537822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22343" calcext:value-type="float">
            <text:p>1693537822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22443" calcext:value-type="float">
            <text:p>1693537822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22543" calcext:value-type="float">
            <text:p>1693537822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22643" calcext:value-type="float">
            <text:p>1693537822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22743" calcext:value-type="float">
            <text:p>1693537822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8" calcext:value-type="float">
            <text:p>3,18</text:p>
          </table:table-cell>
          <table:table-cell office:value-type="float" office:value="1693537822843" calcext:value-type="float">
            <text:p>1693537822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22943" calcext:value-type="float">
            <text:p>1693537822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23043" calcext:value-type="float">
            <text:p>1693537823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23143" calcext:value-type="float">
            <text:p>1693537823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23243" calcext:value-type="float">
            <text:p>1693537823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4" calcext:value-type="float">
            <text:p>2,94</text:p>
          </table:table-cell>
          <table:table-cell office:value-type="float" office:value="1693537823343" calcext:value-type="float">
            <text:p>1693537823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23443" calcext:value-type="float">
            <text:p>1693537823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23543" calcext:value-type="float">
            <text:p>1693537823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23643" calcext:value-type="float">
            <text:p>1693537823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23743" calcext:value-type="float">
            <text:p>1693537823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23843" calcext:value-type="float">
            <text:p>1693537823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23943" calcext:value-type="float">
            <text:p>1693537823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24043" calcext:value-type="float">
            <text:p>1693537824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24143" calcext:value-type="float">
            <text:p>1693537824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24243" calcext:value-type="float">
            <text:p>1693537824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24343" calcext:value-type="float">
            <text:p>1693537824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24443" calcext:value-type="float">
            <text:p>1693537824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24543" calcext:value-type="float">
            <text:p>1693537824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24643" calcext:value-type="float">
            <text:p>1693537824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24743" calcext:value-type="float">
            <text:p>1693537824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24843" calcext:value-type="float">
            <text:p>1693537824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24943" calcext:value-type="float">
            <text:p>1693537824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25043" calcext:value-type="float">
            <text:p>1693537825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25143" calcext:value-type="float">
            <text:p>1693537825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25243" calcext:value-type="float">
            <text:p>1693537825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7825343" calcext:value-type="float">
            <text:p>1693537825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7" calcext:value-type="float">
            <text:p>3,17</text:p>
          </table:table-cell>
          <table:table-cell office:value-type="float" office:value="1693537825443" calcext:value-type="float">
            <text:p>1693537825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25543" calcext:value-type="float">
            <text:p>1693537825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25643" calcext:value-type="float">
            <text:p>1693537825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25743" calcext:value-type="float">
            <text:p>1693537825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25843" calcext:value-type="float">
            <text:p>1693537825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25943" calcext:value-type="float">
            <text:p>1693537825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9" calcext:value-type="float">
            <text:p>3,19</text:p>
          </table:table-cell>
          <table:table-cell office:value-type="float" office:value="1693537826043" calcext:value-type="float">
            <text:p>1693537826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26143" calcext:value-type="float">
            <text:p>1693537826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26243" calcext:value-type="float">
            <text:p>1693537826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26343" calcext:value-type="float">
            <text:p>1693537826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26443" calcext:value-type="float">
            <text:p>1693537826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26543" calcext:value-type="float">
            <text:p>1693537826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26643" calcext:value-type="float">
            <text:p>1693537826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26743" calcext:value-type="float">
            <text:p>1693537826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26843" calcext:value-type="float">
            <text:p>1693537826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26943" calcext:value-type="float">
            <text:p>1693537826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27043" calcext:value-type="float">
            <text:p>1693537827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7827143" calcext:value-type="float">
            <text:p>1693537827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27243" calcext:value-type="float">
            <text:p>1693537827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5" calcext:value-type="float">
            <text:p>2,95</text:p>
          </table:table-cell>
          <table:table-cell office:value-type="float" office:value="1693537827343" calcext:value-type="float">
            <text:p>1693537827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27443" calcext:value-type="float">
            <text:p>1693537827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27543" calcext:value-type="float">
            <text:p>1693537827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27643" calcext:value-type="float">
            <text:p>1693537827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27743" calcext:value-type="float">
            <text:p>1693537827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27843" calcext:value-type="float">
            <text:p>1693537827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7827943" calcext:value-type="float">
            <text:p>1693537827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6" calcext:value-type="float">
            <text:p>3,16</text:p>
          </table:table-cell>
          <table:table-cell office:value-type="float" office:value="1693537828043" calcext:value-type="float">
            <text:p>1693537828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28143" calcext:value-type="float">
            <text:p>1693537828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28243" calcext:value-type="float">
            <text:p>1693537828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3" calcext:value-type="float">
            <text:p>2,93</text:p>
          </table:table-cell>
          <table:table-cell office:value-type="float" office:value="1693537828343" calcext:value-type="float">
            <text:p>1693537828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28443" calcext:value-type="float">
            <text:p>1693537828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28543" calcext:value-type="float">
            <text:p>1693537828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2" calcext:value-type="float">
            <text:p>3,12</text:p>
          </table:table-cell>
          <table:table-cell office:value-type="float" office:value="1693537828643" calcext:value-type="float">
            <text:p>1693537828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28743" calcext:value-type="float">
            <text:p>1693537828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28843" calcext:value-type="float">
            <text:p>1693537828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28944" calcext:value-type="float">
            <text:p>1693537828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1" calcext:value-type="float">
            <text:p>2,91</text:p>
          </table:table-cell>
          <table:table-cell office:value-type="float" office:value="1693537829043" calcext:value-type="float">
            <text:p>1693537829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29143" calcext:value-type="float">
            <text:p>1693537829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29243" calcext:value-type="float">
            <text:p>1693537829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29343" calcext:value-type="float">
            <text:p>1693537829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7" calcext:value-type="float">
            <text:p>3,17</text:p>
          </table:table-cell>
          <table:table-cell office:value-type="float" office:value="1693537829443" calcext:value-type="float">
            <text:p>1693537829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29543" calcext:value-type="float">
            <text:p>1693537829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29643" calcext:value-type="float">
            <text:p>1693537829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29743" calcext:value-type="float">
            <text:p>1693537829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29843" calcext:value-type="float">
            <text:p>1693537829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29943" calcext:value-type="float">
            <text:p>1693537829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30043" calcext:value-type="float">
            <text:p>1693537830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30143" calcext:value-type="float">
            <text:p>1693537830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30243" calcext:value-type="float">
            <text:p>1693537830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30343" calcext:value-type="float">
            <text:p>1693537830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30443" calcext:value-type="float">
            <text:p>1693537830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30543" calcext:value-type="float">
            <text:p>1693537830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30643" calcext:value-type="float">
            <text:p>1693537830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30743" calcext:value-type="float">
            <text:p>1693537830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30843" calcext:value-type="float">
            <text:p>1693537830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30943" calcext:value-type="float">
            <text:p>1693537830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31043" calcext:value-type="float">
            <text:p>1693537831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31143" calcext:value-type="float">
            <text:p>1693537831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31243" calcext:value-type="float">
            <text:p>1693537831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31343" calcext:value-type="float">
            <text:p>1693537831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31443" calcext:value-type="float">
            <text:p>1693537831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31543" calcext:value-type="float">
            <text:p>1693537831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31643" calcext:value-type="float">
            <text:p>1693537831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31743" calcext:value-type="float">
            <text:p>1693537831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31843" calcext:value-type="float">
            <text:p>1693537831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31943" calcext:value-type="float">
            <text:p>1693537831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32043" calcext:value-type="float">
            <text:p>1693537832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7832143" calcext:value-type="float">
            <text:p>1693537832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2" calcext:value-type="float">
            <text:p>3,12</text:p>
          </table:table-cell>
          <table:table-cell office:value-type="float" office:value="1693537832243" calcext:value-type="float">
            <text:p>1693537832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32343" calcext:value-type="float">
            <text:p>1693537832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32443" calcext:value-type="float">
            <text:p>1693537832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32543" calcext:value-type="float">
            <text:p>1693537832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32643" calcext:value-type="float">
            <text:p>1693537832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32743" calcext:value-type="float">
            <text:p>1693537832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32843" calcext:value-type="float">
            <text:p>1693537832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32943" calcext:value-type="float">
            <text:p>1693537832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33043" calcext:value-type="float">
            <text:p>1693537833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33143" calcext:value-type="float">
            <text:p>1693537833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33243" calcext:value-type="float">
            <text:p>1693537833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33343" calcext:value-type="float">
            <text:p>1693537833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33443" calcext:value-type="float">
            <text:p>1693537833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33543" calcext:value-type="float">
            <text:p>1693537833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33643" calcext:value-type="float">
            <text:p>1693537833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6" calcext:value-type="float">
            <text:p>2,96</text:p>
          </table:table-cell>
          <table:table-cell office:value-type="float" office:value="1693537833743" calcext:value-type="float">
            <text:p>1693537833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33843" calcext:value-type="float">
            <text:p>1693537833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33943" calcext:value-type="float">
            <text:p>1693537833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5" calcext:value-type="float">
            <text:p>2,95</text:p>
          </table:table-cell>
          <table:table-cell office:value-type="float" office:value="1693537834043" calcext:value-type="float">
            <text:p>1693537834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34143" calcext:value-type="float">
            <text:p>1693537834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34243" calcext:value-type="float">
            <text:p>1693537834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34343" calcext:value-type="float">
            <text:p>1693537834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34443" calcext:value-type="float">
            <text:p>1693537834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34543" calcext:value-type="float">
            <text:p>1693537834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34644" calcext:value-type="float">
            <text:p>1693537834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34743" calcext:value-type="float">
            <text:p>1693537834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34843" calcext:value-type="float">
            <text:p>1693537834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34943" calcext:value-type="float">
            <text:p>1693537834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35043" calcext:value-type="float">
            <text:p>1693537835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35143" calcext:value-type="float">
            <text:p>1693537835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35243" calcext:value-type="float">
            <text:p>1693537835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35343" calcext:value-type="float">
            <text:p>1693537835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6" calcext:value-type="float">
            <text:p>2,96</text:p>
          </table:table-cell>
          <table:table-cell office:value-type="float" office:value="1693537835443" calcext:value-type="float">
            <text:p>1693537835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35543" calcext:value-type="float">
            <text:p>1693537835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35643" calcext:value-type="float">
            <text:p>1693537835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35743" calcext:value-type="float">
            <text:p>1693537835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35843" calcext:value-type="float">
            <text:p>1693537835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35943" calcext:value-type="float">
            <text:p>1693537835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7836043" calcext:value-type="float">
            <text:p>1693537836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36143" calcext:value-type="float">
            <text:p>1693537836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36243" calcext:value-type="float">
            <text:p>1693537836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36343" calcext:value-type="float">
            <text:p>1693537836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36443" calcext:value-type="float">
            <text:p>1693537836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36543" calcext:value-type="float">
            <text:p>1693537836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36643" calcext:value-type="float">
            <text:p>1693537836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36743" calcext:value-type="float">
            <text:p>1693537836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36843" calcext:value-type="float">
            <text:p>1693537836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36943" calcext:value-type="float">
            <text:p>1693537836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37043" calcext:value-type="float">
            <text:p>1693537837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37143" calcext:value-type="float">
            <text:p>1693537837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37243" calcext:value-type="float">
            <text:p>1693537837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37343" calcext:value-type="float">
            <text:p>1693537837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37443" calcext:value-type="float">
            <text:p>1693537837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5" calcext:value-type="float">
            <text:p>2,95</text:p>
          </table:table-cell>
          <table:table-cell office:value-type="float" office:value="1693537837543" calcext:value-type="float">
            <text:p>1693537837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37643" calcext:value-type="float">
            <text:p>1693537837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37743" calcext:value-type="float">
            <text:p>1693537837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37843" calcext:value-type="float">
            <text:p>1693537837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37944" calcext:value-type="float">
            <text:p>1693537837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38043" calcext:value-type="float">
            <text:p>1693537838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38143" calcext:value-type="float">
            <text:p>1693537838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38243" calcext:value-type="float">
            <text:p>1693537838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38343" calcext:value-type="float">
            <text:p>1693537838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4" calcext:value-type="float">
            <text:p>3,14</text:p>
          </table:table-cell>
          <table:table-cell office:value-type="float" office:value="1693537838443" calcext:value-type="float">
            <text:p>1693537838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6" calcext:value-type="float">
            <text:p>3,16</text:p>
          </table:table-cell>
          <table:table-cell office:value-type="float" office:value="1693537838543" calcext:value-type="float">
            <text:p>1693537838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7838643" calcext:value-type="float">
            <text:p>1693537838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38743" calcext:value-type="float">
            <text:p>1693537838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38843" calcext:value-type="float">
            <text:p>1693537838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38943" calcext:value-type="float">
            <text:p>1693537838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39043" calcext:value-type="float">
            <text:p>1693537839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" calcext:value-type="float">
            <text:p>2,9</text:p>
          </table:table-cell>
          <table:table-cell office:value-type="float" office:value="1693537839143" calcext:value-type="float">
            <text:p>1693537839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39243" calcext:value-type="float">
            <text:p>1693537839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39343" calcext:value-type="float">
            <text:p>1693537839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39443" calcext:value-type="float">
            <text:p>1693537839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39543" calcext:value-type="float">
            <text:p>1693537839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6" calcext:value-type="float">
            <text:p>3,56</text:p>
          </table:table-cell>
          <table:table-cell office:value-type="float" office:value="1693537839643" calcext:value-type="float">
            <text:p>1693537839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39743" calcext:value-type="float">
            <text:p>1693537839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3" calcext:value-type="float">
            <text:p>3,13</text:p>
          </table:table-cell>
          <table:table-cell office:value-type="float" office:value="1693537839843" calcext:value-type="float">
            <text:p>1693537839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39943" calcext:value-type="float">
            <text:p>1693537839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40043" calcext:value-type="float">
            <text:p>1693537840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40143" calcext:value-type="float">
            <text:p>1693537840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6" calcext:value-type="float">
            <text:p>2,96</text:p>
          </table:table-cell>
          <table:table-cell office:value-type="float" office:value="1693537840243" calcext:value-type="float">
            <text:p>1693537840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40343" calcext:value-type="float">
            <text:p>1693537840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40443" calcext:value-type="float">
            <text:p>1693537840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40543" calcext:value-type="float">
            <text:p>1693537840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40643" calcext:value-type="float">
            <text:p>1693537840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40743" calcext:value-type="float">
            <text:p>1693537840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40843" calcext:value-type="float">
            <text:p>1693537840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40943" calcext:value-type="float">
            <text:p>1693537840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41043" calcext:value-type="float">
            <text:p>1693537841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41143" calcext:value-type="float">
            <text:p>1693537841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41243" calcext:value-type="float">
            <text:p>1693537841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41343" calcext:value-type="float">
            <text:p>1693537841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41443" calcext:value-type="float">
            <text:p>1693537841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41543" calcext:value-type="float">
            <text:p>1693537841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41643" calcext:value-type="float">
            <text:p>1693537841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41743" calcext:value-type="float">
            <text:p>1693537841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41843" calcext:value-type="float">
            <text:p>1693537841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41943" calcext:value-type="float">
            <text:p>1693537841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42043" calcext:value-type="float">
            <text:p>1693537842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42143" calcext:value-type="float">
            <text:p>1693537842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42243" calcext:value-type="float">
            <text:p>1693537842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42343" calcext:value-type="float">
            <text:p>1693537842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42443" calcext:value-type="float">
            <text:p>1693537842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42543" calcext:value-type="float">
            <text:p>1693537842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42643" calcext:value-type="float">
            <text:p>1693537842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42743" calcext:value-type="float">
            <text:p>1693537842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5" calcext:value-type="float">
            <text:p>2,95</text:p>
          </table:table-cell>
          <table:table-cell office:value-type="float" office:value="1693537842843" calcext:value-type="float">
            <text:p>1693537842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42943" calcext:value-type="float">
            <text:p>1693537842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8" calcext:value-type="float">
            <text:p>3,18</text:p>
          </table:table-cell>
          <table:table-cell office:value-type="float" office:value="1693537843043" calcext:value-type="float">
            <text:p>1693537843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43143" calcext:value-type="float">
            <text:p>1693537843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43243" calcext:value-type="float">
            <text:p>1693537843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43343" calcext:value-type="float">
            <text:p>1693537843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89" calcext:value-type="float">
            <text:p>2,89</text:p>
          </table:table-cell>
          <table:table-cell office:value-type="float" office:value="1693537843443" calcext:value-type="float">
            <text:p>1693537843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43543" calcext:value-type="float">
            <text:p>1693537843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2" calcext:value-type="float">
            <text:p>3,12</text:p>
          </table:table-cell>
          <table:table-cell office:value-type="float" office:value="1693537843643" calcext:value-type="float">
            <text:p>1693537843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43743" calcext:value-type="float">
            <text:p>1693537843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43843" calcext:value-type="float">
            <text:p>1693537843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43943" calcext:value-type="float">
            <text:p>1693537843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4" calcext:value-type="float">
            <text:p>3,14</text:p>
          </table:table-cell>
          <table:table-cell office:value-type="float" office:value="1693537844043" calcext:value-type="float">
            <text:p>1693537844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3" calcext:value-type="float">
            <text:p>2,93</text:p>
          </table:table-cell>
          <table:table-cell office:value-type="float" office:value="1693537844143" calcext:value-type="float">
            <text:p>1693537844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44243" calcext:value-type="float">
            <text:p>1693537844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44343" calcext:value-type="float">
            <text:p>1693537844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5" calcext:value-type="float">
            <text:p>2,95</text:p>
          </table:table-cell>
          <table:table-cell office:value-type="float" office:value="1693537844443" calcext:value-type="float">
            <text:p>1693537844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88" calcext:value-type="float">
            <text:p>2,88</text:p>
          </table:table-cell>
          <table:table-cell office:value-type="float" office:value="1693537844543" calcext:value-type="float">
            <text:p>1693537844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44643" calcext:value-type="float">
            <text:p>1693537844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44743" calcext:value-type="float">
            <text:p>1693537844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44843" calcext:value-type="float">
            <text:p>1693537844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44943" calcext:value-type="float">
            <text:p>1693537844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45043" calcext:value-type="float">
            <text:p>1693537845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45143" calcext:value-type="float">
            <text:p>1693537845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45243" calcext:value-type="float">
            <text:p>1693537845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45343" calcext:value-type="float">
            <text:p>1693537845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45443" calcext:value-type="float">
            <text:p>1693537845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45543" calcext:value-type="float">
            <text:p>1693537845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45643" calcext:value-type="float">
            <text:p>1693537845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45743" calcext:value-type="float">
            <text:p>1693537845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45843" calcext:value-type="float">
            <text:p>1693537845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45943" calcext:value-type="float">
            <text:p>1693537845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46043" calcext:value-type="float">
            <text:p>1693537846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46143" calcext:value-type="float">
            <text:p>1693537846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46243" calcext:value-type="float">
            <text:p>1693537846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46343" calcext:value-type="float">
            <text:p>1693537846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46443" calcext:value-type="float">
            <text:p>1693537846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46543" calcext:value-type="float">
            <text:p>1693537846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3" calcext:value-type="float">
            <text:p>3,13</text:p>
          </table:table-cell>
          <table:table-cell office:value-type="float" office:value="1693537846643" calcext:value-type="float">
            <text:p>1693537846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46743" calcext:value-type="float">
            <text:p>1693537846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46843" calcext:value-type="float">
            <text:p>1693537846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46943" calcext:value-type="float">
            <text:p>1693537846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47043" calcext:value-type="float">
            <text:p>1693537847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47143" calcext:value-type="float">
            <text:p>1693537847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47243" calcext:value-type="float">
            <text:p>1693537847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47343" calcext:value-type="float">
            <text:p>1693537847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47443" calcext:value-type="float">
            <text:p>1693537847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47543" calcext:value-type="float">
            <text:p>1693537847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3" calcext:value-type="float">
            <text:p>2,93</text:p>
          </table:table-cell>
          <table:table-cell office:value-type="float" office:value="1693537847643" calcext:value-type="float">
            <text:p>1693537847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47743" calcext:value-type="float">
            <text:p>1693537847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47843" calcext:value-type="float">
            <text:p>1693537847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47943" calcext:value-type="float">
            <text:p>1693537847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48043" calcext:value-type="float">
            <text:p>1693537848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48143" calcext:value-type="float">
            <text:p>1693537848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48243" calcext:value-type="float">
            <text:p>1693537848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48343" calcext:value-type="float">
            <text:p>1693537848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48443" calcext:value-type="float">
            <text:p>1693537848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48543" calcext:value-type="float">
            <text:p>1693537848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48643" calcext:value-type="float">
            <text:p>1693537848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48743" calcext:value-type="float">
            <text:p>1693537848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48843" calcext:value-type="float">
            <text:p>1693537848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48943" calcext:value-type="float">
            <text:p>1693537848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49043" calcext:value-type="float">
            <text:p>1693537849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4" calcext:value-type="float">
            <text:p>2,94</text:p>
          </table:table-cell>
          <table:table-cell office:value-type="float" office:value="1693537849143" calcext:value-type="float">
            <text:p>1693537849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49243" calcext:value-type="float">
            <text:p>1693537849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49343" calcext:value-type="float">
            <text:p>1693537849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49443" calcext:value-type="float">
            <text:p>1693537849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49543" calcext:value-type="float">
            <text:p>1693537849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49644" calcext:value-type="float">
            <text:p>1693537849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5" calcext:value-type="float">
            <text:p>2,95</text:p>
          </table:table-cell>
          <table:table-cell office:value-type="float" office:value="1693537849743" calcext:value-type="float">
            <text:p>1693537849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6" calcext:value-type="float">
            <text:p>2,96</text:p>
          </table:table-cell>
          <table:table-cell office:value-type="float" office:value="1693537849843" calcext:value-type="float">
            <text:p>1693537849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4" calcext:value-type="float">
            <text:p>3,14</text:p>
          </table:table-cell>
          <table:table-cell office:value-type="float" office:value="1693537849943" calcext:value-type="float">
            <text:p>1693537849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5" calcext:value-type="float">
            <text:p>2,95</text:p>
          </table:table-cell>
          <table:table-cell office:value-type="float" office:value="1693537850043" calcext:value-type="float">
            <text:p>1693537850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2" calcext:value-type="float">
            <text:p>3,12</text:p>
          </table:table-cell>
          <table:table-cell office:value-type="float" office:value="1693537850143" calcext:value-type="float">
            <text:p>1693537850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50243" calcext:value-type="float">
            <text:p>1693537850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50343" calcext:value-type="float">
            <text:p>1693537850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50443" calcext:value-type="float">
            <text:p>1693537850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50543" calcext:value-type="float">
            <text:p>1693537850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50643" calcext:value-type="float">
            <text:p>1693537850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50743" calcext:value-type="float">
            <text:p>1693537850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50843" calcext:value-type="float">
            <text:p>1693537850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50943" calcext:value-type="float">
            <text:p>1693537850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51043" calcext:value-type="float">
            <text:p>1693537851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51143" calcext:value-type="float">
            <text:p>1693537851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51243" calcext:value-type="float">
            <text:p>1693537851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51343" calcext:value-type="float">
            <text:p>1693537851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51443" calcext:value-type="float">
            <text:p>1693537851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51543" calcext:value-type="float">
            <text:p>1693537851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51643" calcext:value-type="float">
            <text:p>1693537851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51743" calcext:value-type="float">
            <text:p>1693537851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51843" calcext:value-type="float">
            <text:p>1693537851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51943" calcext:value-type="float">
            <text:p>1693537851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52043" calcext:value-type="float">
            <text:p>1693537852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2" calcext:value-type="float">
            <text:p>3,12</text:p>
          </table:table-cell>
          <table:table-cell office:value-type="float" office:value="1693537852143" calcext:value-type="float">
            <text:p>1693537852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52243" calcext:value-type="float">
            <text:p>1693537852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52343" calcext:value-type="float">
            <text:p>1693537852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5" calcext:value-type="float">
            <text:p>2,95</text:p>
          </table:table-cell>
          <table:table-cell office:value-type="float" office:value="1693537852443" calcext:value-type="float">
            <text:p>1693537852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52543" calcext:value-type="float">
            <text:p>1693537852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52643" calcext:value-type="float">
            <text:p>1693537852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52743" calcext:value-type="float">
            <text:p>1693537852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52843" calcext:value-type="float">
            <text:p>1693537852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52943" calcext:value-type="float">
            <text:p>1693537852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53043" calcext:value-type="float">
            <text:p>1693537853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53143" calcext:value-type="float">
            <text:p>1693537853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53243" calcext:value-type="float">
            <text:p>1693537853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53343" calcext:value-type="float">
            <text:p>1693537853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53443" calcext:value-type="float">
            <text:p>1693537853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53543" calcext:value-type="float">
            <text:p>1693537853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53643" calcext:value-type="float">
            <text:p>1693537853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53743" calcext:value-type="float">
            <text:p>1693537853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53843" calcext:value-type="float">
            <text:p>1693537853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53943" calcext:value-type="float">
            <text:p>1693537853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54043" calcext:value-type="float">
            <text:p>1693537854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54143" calcext:value-type="float">
            <text:p>1693537854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54243" calcext:value-type="float">
            <text:p>1693537854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3" calcext:value-type="float">
            <text:p>2,93</text:p>
          </table:table-cell>
          <table:table-cell office:value-type="float" office:value="1693537854343" calcext:value-type="float">
            <text:p>1693537854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54443" calcext:value-type="float">
            <text:p>1693537854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54543" calcext:value-type="float">
            <text:p>1693537854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54644" calcext:value-type="float">
            <text:p>1693537854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54743" calcext:value-type="float">
            <text:p>1693537854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54843" calcext:value-type="float">
            <text:p>1693537854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54943" calcext:value-type="float">
            <text:p>1693537854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55043" calcext:value-type="float">
            <text:p>1693537855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55143" calcext:value-type="float">
            <text:p>1693537855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55243" calcext:value-type="float">
            <text:p>1693537855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55343" calcext:value-type="float">
            <text:p>1693537855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55443" calcext:value-type="float">
            <text:p>1693537855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55543" calcext:value-type="float">
            <text:p>1693537855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55643" calcext:value-type="float">
            <text:p>1693537855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55743" calcext:value-type="float">
            <text:p>1693537855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55843" calcext:value-type="float">
            <text:p>1693537855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55943" calcext:value-type="float">
            <text:p>1693537855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56043" calcext:value-type="float">
            <text:p>1693537856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56143" calcext:value-type="float">
            <text:p>1693537856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6" calcext:value-type="float">
            <text:p>2,96</text:p>
          </table:table-cell>
          <table:table-cell office:value-type="float" office:value="1693537856243" calcext:value-type="float">
            <text:p>1693537856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56343" calcext:value-type="float">
            <text:p>1693537856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56443" calcext:value-type="float">
            <text:p>1693537856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56543" calcext:value-type="float">
            <text:p>1693537856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56643" calcext:value-type="float">
            <text:p>1693537856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56743" calcext:value-type="float">
            <text:p>1693537856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56843" calcext:value-type="float">
            <text:p>1693537856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56943" calcext:value-type="float">
            <text:p>1693537856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57043" calcext:value-type="float">
            <text:p>1693537857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57143" calcext:value-type="float">
            <text:p>1693537857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57243" calcext:value-type="float">
            <text:p>1693537857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57343" calcext:value-type="float">
            <text:p>1693537857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5" calcext:value-type="float">
            <text:p>2,95</text:p>
          </table:table-cell>
          <table:table-cell office:value-type="float" office:value="1693537857443" calcext:value-type="float">
            <text:p>1693537857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57543" calcext:value-type="float">
            <text:p>1693537857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57643" calcext:value-type="float">
            <text:p>1693537857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57743" calcext:value-type="float">
            <text:p>1693537857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57843" calcext:value-type="float">
            <text:p>1693537857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57943" calcext:value-type="float">
            <text:p>1693537857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6" calcext:value-type="float">
            <text:p>2,96</text:p>
          </table:table-cell>
          <table:table-cell office:value-type="float" office:value="1693537858043" calcext:value-type="float">
            <text:p>1693537858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58143" calcext:value-type="float">
            <text:p>1693537858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58243" calcext:value-type="float">
            <text:p>1693537858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58343" calcext:value-type="float">
            <text:p>1693537858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58443" calcext:value-type="float">
            <text:p>1693537858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58543" calcext:value-type="float">
            <text:p>1693537858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2" calcext:value-type="float">
            <text:p>3,12</text:p>
          </table:table-cell>
          <table:table-cell office:value-type="float" office:value="1693537858643" calcext:value-type="float">
            <text:p>1693537858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58743" calcext:value-type="float">
            <text:p>1693537858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58843" calcext:value-type="float">
            <text:p>1693537858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58943" calcext:value-type="float">
            <text:p>1693537858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59043" calcext:value-type="float">
            <text:p>1693537859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6" calcext:value-type="float">
            <text:p>2,96</text:p>
          </table:table-cell>
          <table:table-cell office:value-type="float" office:value="1693537859143" calcext:value-type="float">
            <text:p>1693537859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59243" calcext:value-type="float">
            <text:p>1693537859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5" calcext:value-type="float">
            <text:p>2,95</text:p>
          </table:table-cell>
          <table:table-cell office:value-type="float" office:value="1693537859343" calcext:value-type="float">
            <text:p>1693537859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59443" calcext:value-type="float">
            <text:p>1693537859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59543" calcext:value-type="float">
            <text:p>1693537859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59644" calcext:value-type="float">
            <text:p>1693537859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59743" calcext:value-type="float">
            <text:p>1693537859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59843" calcext:value-type="float">
            <text:p>1693537859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59943" calcext:value-type="float">
            <text:p>1693537859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60043" calcext:value-type="float">
            <text:p>1693537860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60143" calcext:value-type="float">
            <text:p>1693537860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60243" calcext:value-type="float">
            <text:p>1693537860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60343" calcext:value-type="float">
            <text:p>1693537860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60443" calcext:value-type="float">
            <text:p>1693537860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60543" calcext:value-type="float">
            <text:p>1693537860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60643" calcext:value-type="float">
            <text:p>1693537860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60743" calcext:value-type="float">
            <text:p>1693537860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60843" calcext:value-type="float">
            <text:p>1693537860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60943" calcext:value-type="float">
            <text:p>1693537860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61043" calcext:value-type="float">
            <text:p>1693537861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61143" calcext:value-type="float">
            <text:p>1693537861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61243" calcext:value-type="float">
            <text:p>1693537861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61343" calcext:value-type="float">
            <text:p>1693537861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61443" calcext:value-type="float">
            <text:p>1693537861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61543" calcext:value-type="float">
            <text:p>1693537861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61643" calcext:value-type="float">
            <text:p>1693537861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61743" calcext:value-type="float">
            <text:p>1693537861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61843" calcext:value-type="float">
            <text:p>1693537861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61943" calcext:value-type="float">
            <text:p>1693537861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62043" calcext:value-type="float">
            <text:p>1693537862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62143" calcext:value-type="float">
            <text:p>1693537862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62243" calcext:value-type="float">
            <text:p>1693537862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62343" calcext:value-type="float">
            <text:p>1693537862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62443" calcext:value-type="float">
            <text:p>1693537862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62543" calcext:value-type="float">
            <text:p>1693537862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62643" calcext:value-type="float">
            <text:p>1693537862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62743" calcext:value-type="float">
            <text:p>1693537862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5" calcext:value-type="float">
            <text:p>2,95</text:p>
          </table:table-cell>
          <table:table-cell office:value-type="float" office:value="1693537862843" calcext:value-type="float">
            <text:p>1693537862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62943" calcext:value-type="float">
            <text:p>1693537862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3" calcext:value-type="float">
            <text:p>2,93</text:p>
          </table:table-cell>
          <table:table-cell office:value-type="float" office:value="1693537863043" calcext:value-type="float">
            <text:p>1693537863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63143" calcext:value-type="float">
            <text:p>1693537863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63243" calcext:value-type="float">
            <text:p>1693537863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63343" calcext:value-type="float">
            <text:p>1693537863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63443" calcext:value-type="float">
            <text:p>1693537863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63543" calcext:value-type="float">
            <text:p>1693537863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3" calcext:value-type="float">
            <text:p>3,13</text:p>
          </table:table-cell>
          <table:table-cell office:value-type="float" office:value="1693537863643" calcext:value-type="float">
            <text:p>1693537863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63744" calcext:value-type="float">
            <text:p>1693537863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63843" calcext:value-type="float">
            <text:p>1693537863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63943" calcext:value-type="float">
            <text:p>1693537863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64043" calcext:value-type="float">
            <text:p>1693537864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7864143" calcext:value-type="float">
            <text:p>1693537864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64243" calcext:value-type="float">
            <text:p>1693537864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64343" calcext:value-type="float">
            <text:p>1693537864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2" calcext:value-type="float">
            <text:p>3,12</text:p>
          </table:table-cell>
          <table:table-cell office:value-type="float" office:value="1693537864443" calcext:value-type="float">
            <text:p>1693537864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64543" calcext:value-type="float">
            <text:p>1693537864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3" calcext:value-type="float">
            <text:p>3,13</text:p>
          </table:table-cell>
          <table:table-cell office:value-type="float" office:value="1693537864644" calcext:value-type="float">
            <text:p>1693537864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64743" calcext:value-type="float">
            <text:p>1693537864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64843" calcext:value-type="float">
            <text:p>1693537864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64943" calcext:value-type="float">
            <text:p>1693537864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65043" calcext:value-type="float">
            <text:p>1693537865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65143" calcext:value-type="float">
            <text:p>1693537865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65243" calcext:value-type="float">
            <text:p>1693537865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65343" calcext:value-type="float">
            <text:p>1693537865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65443" calcext:value-type="float">
            <text:p>1693537865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65543" calcext:value-type="float">
            <text:p>1693537865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65643" calcext:value-type="float">
            <text:p>1693537865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65743" calcext:value-type="float">
            <text:p>1693537865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65843" calcext:value-type="float">
            <text:p>1693537865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65943" calcext:value-type="float">
            <text:p>1693537865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66043" calcext:value-type="float">
            <text:p>1693537866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66143" calcext:value-type="float">
            <text:p>1693537866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66243" calcext:value-type="float">
            <text:p>1693537866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5" calcext:value-type="float">
            <text:p>2,95</text:p>
          </table:table-cell>
          <table:table-cell office:value-type="float" office:value="1693537866343" calcext:value-type="float">
            <text:p>1693537866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66443" calcext:value-type="float">
            <text:p>1693537866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66543" calcext:value-type="float">
            <text:p>1693537866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5" calcext:value-type="float">
            <text:p>2,95</text:p>
          </table:table-cell>
          <table:table-cell office:value-type="float" office:value="1693537866743" calcext:value-type="float">
            <text:p>1693537866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7866843" calcext:value-type="float">
            <text:p>1693537866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66943" calcext:value-type="float">
            <text:p>1693537866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67043" calcext:value-type="float">
            <text:p>1693537867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7867143" calcext:value-type="float">
            <text:p>1693537867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67243" calcext:value-type="float">
            <text:p>1693537867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67343" calcext:value-type="float">
            <text:p>1693537867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67443" calcext:value-type="float">
            <text:p>1693537867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67543" calcext:value-type="float">
            <text:p>1693537867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67643" calcext:value-type="float">
            <text:p>1693537867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67743" calcext:value-type="float">
            <text:p>1693537867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67843" calcext:value-type="float">
            <text:p>1693537867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67943" calcext:value-type="float">
            <text:p>1693537867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68043" calcext:value-type="float">
            <text:p>1693537868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68143" calcext:value-type="float">
            <text:p>1693537868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68243" calcext:value-type="float">
            <text:p>1693537868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68343" calcext:value-type="float">
            <text:p>1693537868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68444" calcext:value-type="float">
            <text:p>1693537868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68543" calcext:value-type="float">
            <text:p>1693537868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68643" calcext:value-type="float">
            <text:p>1693537868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68743" calcext:value-type="float">
            <text:p>1693537868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6" calcext:value-type="float">
            <text:p>2,96</text:p>
          </table:table-cell>
          <table:table-cell office:value-type="float" office:value="1693537868843" calcext:value-type="float">
            <text:p>1693537868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5" calcext:value-type="float">
            <text:p>2,95</text:p>
          </table:table-cell>
          <table:table-cell office:value-type="float" office:value="1693537868943" calcext:value-type="float">
            <text:p>1693537868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69043" calcext:value-type="float">
            <text:p>1693537869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69143" calcext:value-type="float">
            <text:p>1693537869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69243" calcext:value-type="float">
            <text:p>1693537869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69343" calcext:value-type="float">
            <text:p>1693537869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69443" calcext:value-type="float">
            <text:p>1693537869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69543" calcext:value-type="float">
            <text:p>1693537869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69644" calcext:value-type="float">
            <text:p>1693537869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69743" calcext:value-type="float">
            <text:p>1693537869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69843" calcext:value-type="float">
            <text:p>1693537869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69943" calcext:value-type="float">
            <text:p>1693537869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70043" calcext:value-type="float">
            <text:p>1693537870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70143" calcext:value-type="float">
            <text:p>1693537870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70243" calcext:value-type="float">
            <text:p>1693537870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70343" calcext:value-type="float">
            <text:p>1693537870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70443" calcext:value-type="float">
            <text:p>1693537870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70543" calcext:value-type="float">
            <text:p>1693537870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1" calcext:value-type="float">
            <text:p>2,91</text:p>
          </table:table-cell>
          <table:table-cell office:value-type="float" office:value="1693537870643" calcext:value-type="float">
            <text:p>1693537870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70743" calcext:value-type="float">
            <text:p>1693537870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70843" calcext:value-type="float">
            <text:p>1693537870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70943" calcext:value-type="float">
            <text:p>1693537870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71043" calcext:value-type="float">
            <text:p>1693537871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71143" calcext:value-type="float">
            <text:p>1693537871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71243" calcext:value-type="float">
            <text:p>1693537871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71343" calcext:value-type="float">
            <text:p>1693537871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71444" calcext:value-type="float">
            <text:p>1693537871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71543" calcext:value-type="float">
            <text:p>1693537871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71643" calcext:value-type="float">
            <text:p>1693537871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71743" calcext:value-type="float">
            <text:p>1693537871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71843" calcext:value-type="float">
            <text:p>1693537871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71943" calcext:value-type="float">
            <text:p>1693537871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72043" calcext:value-type="float">
            <text:p>1693537872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72143" calcext:value-type="float">
            <text:p>1693537872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72243" calcext:value-type="float">
            <text:p>1693537872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72343" calcext:value-type="float">
            <text:p>1693537872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72443" calcext:value-type="float">
            <text:p>1693537872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72543" calcext:value-type="float">
            <text:p>1693537872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4" calcext:value-type="float">
            <text:p>2,94</text:p>
          </table:table-cell>
          <table:table-cell office:value-type="float" office:value="1693537872643" calcext:value-type="float">
            <text:p>1693537872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72743" calcext:value-type="float">
            <text:p>1693537872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72843" calcext:value-type="float">
            <text:p>1693537872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72943" calcext:value-type="float">
            <text:p>1693537872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73043" calcext:value-type="float">
            <text:p>1693537873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73143" calcext:value-type="float">
            <text:p>1693537873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73243" calcext:value-type="float">
            <text:p>1693537873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73344" calcext:value-type="float">
            <text:p>1693537873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73443" calcext:value-type="float">
            <text:p>1693537873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73543" calcext:value-type="float">
            <text:p>1693537873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73643" calcext:value-type="float">
            <text:p>1693537873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73743" calcext:value-type="float">
            <text:p>1693537873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73843" calcext:value-type="float">
            <text:p>1693537873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73943" calcext:value-type="float">
            <text:p>1693537873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74043" calcext:value-type="float">
            <text:p>1693537874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74143" calcext:value-type="float">
            <text:p>1693537874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74243" calcext:value-type="float">
            <text:p>1693537874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74343" calcext:value-type="float">
            <text:p>1693537874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74443" calcext:value-type="float">
            <text:p>1693537874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74543" calcext:value-type="float">
            <text:p>1693537874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74645" calcext:value-type="float">
            <text:p>169353787464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74743" calcext:value-type="float">
            <text:p>1693537874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74843" calcext:value-type="float">
            <text:p>1693537874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74943" calcext:value-type="float">
            <text:p>1693537874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75043" calcext:value-type="float">
            <text:p>1693537875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75144" calcext:value-type="float">
            <text:p>1693537875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75243" calcext:value-type="float">
            <text:p>1693537875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75343" calcext:value-type="float">
            <text:p>1693537875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75444" calcext:value-type="float">
            <text:p>1693537875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75544" calcext:value-type="float">
            <text:p>1693537875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75644" calcext:value-type="float">
            <text:p>1693537875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75743" calcext:value-type="float">
            <text:p>1693537875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75844" calcext:value-type="float">
            <text:p>1693537875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75944" calcext:value-type="float">
            <text:p>1693537875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76044" calcext:value-type="float">
            <text:p>1693537876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76143" calcext:value-type="float">
            <text:p>1693537876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76243" calcext:value-type="float">
            <text:p>1693537876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76343" calcext:value-type="float">
            <text:p>1693537876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76443" calcext:value-type="float">
            <text:p>1693537876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76543" calcext:value-type="float">
            <text:p>1693537876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76643" calcext:value-type="float">
            <text:p>1693537876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76743" calcext:value-type="float">
            <text:p>1693537876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5" calcext:value-type="float">
            <text:p>2,95</text:p>
          </table:table-cell>
          <table:table-cell office:value-type="float" office:value="1693537876843" calcext:value-type="float">
            <text:p>1693537876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76943" calcext:value-type="float">
            <text:p>1693537876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77043" calcext:value-type="float">
            <text:p>1693537877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77143" calcext:value-type="float">
            <text:p>1693537877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77243" calcext:value-type="float">
            <text:p>1693537877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4" calcext:value-type="float">
            <text:p>3,14</text:p>
          </table:table-cell>
          <table:table-cell office:value-type="float" office:value="1693537877343" calcext:value-type="float">
            <text:p>1693537877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77443" calcext:value-type="float">
            <text:p>1693537877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77543" calcext:value-type="float">
            <text:p>1693537877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77643" calcext:value-type="float">
            <text:p>1693537877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77744" calcext:value-type="float">
            <text:p>1693537877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77843" calcext:value-type="float">
            <text:p>1693537877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77943" calcext:value-type="float">
            <text:p>1693537877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78043" calcext:value-type="float">
            <text:p>1693537878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78143" calcext:value-type="float">
            <text:p>1693537878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78243" calcext:value-type="float">
            <text:p>1693537878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78344" calcext:value-type="float">
            <text:p>1693537878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78444" calcext:value-type="float">
            <text:p>1693537878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78543" calcext:value-type="float">
            <text:p>1693537878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78643" calcext:value-type="float">
            <text:p>16935378786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78743" calcext:value-type="float">
            <text:p>1693537878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78843" calcext:value-type="float">
            <text:p>1693537878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78943" calcext:value-type="float">
            <text:p>1693537878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79043" calcext:value-type="float">
            <text:p>1693537879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79143" calcext:value-type="float">
            <text:p>1693537879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79243" calcext:value-type="float">
            <text:p>1693537879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79343" calcext:value-type="float">
            <text:p>1693537879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79443" calcext:value-type="float">
            <text:p>1693537879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79543" calcext:value-type="float">
            <text:p>1693537879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79644" calcext:value-type="float">
            <text:p>1693537879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6" calcext:value-type="float">
            <text:p>3,56</text:p>
          </table:table-cell>
          <table:table-cell office:value-type="float" office:value="1693537879744" calcext:value-type="float">
            <text:p>1693537879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79843" calcext:value-type="float">
            <text:p>1693537879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79944" calcext:value-type="float">
            <text:p>1693537879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80043" calcext:value-type="float">
            <text:p>1693537880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80143" calcext:value-type="float">
            <text:p>16935378801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80243" calcext:value-type="float">
            <text:p>1693537880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4" calcext:value-type="float">
            <text:p>3,14</text:p>
          </table:table-cell>
          <table:table-cell office:value-type="float" office:value="1693537880343" calcext:value-type="float">
            <text:p>16935378803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80443" calcext:value-type="float">
            <text:p>1693537880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8" calcext:value-type="float">
            <text:p>3,18</text:p>
          </table:table-cell>
          <table:table-cell office:value-type="float" office:value="1693537880544" calcext:value-type="float">
            <text:p>1693537880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80644" calcext:value-type="float">
            <text:p>1693537880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80744" calcext:value-type="float">
            <text:p>1693537880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80843" calcext:value-type="float">
            <text:p>16935378808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80943" calcext:value-type="float">
            <text:p>16935378809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81043" calcext:value-type="float">
            <text:p>1693537881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81144" calcext:value-type="float">
            <text:p>1693537881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81244" calcext:value-type="float">
            <text:p>1693537881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81344" calcext:value-type="float">
            <text:p>1693537881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81443" calcext:value-type="float">
            <text:p>1693537881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81543" calcext:value-type="float">
            <text:p>1693537881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81644" calcext:value-type="float">
            <text:p>1693537881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81744" calcext:value-type="float">
            <text:p>1693537881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81844" calcext:value-type="float">
            <text:p>1693537881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81944" calcext:value-type="float">
            <text:p>1693537881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82044" calcext:value-type="float">
            <text:p>1693537882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82144" calcext:value-type="float">
            <text:p>1693537882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82244" calcext:value-type="float">
            <text:p>1693537882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82344" calcext:value-type="float">
            <text:p>1693537882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82444" calcext:value-type="float">
            <text:p>1693537882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82544" calcext:value-type="float">
            <text:p>1693537882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82644" calcext:value-type="float">
            <text:p>1693537882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82743" calcext:value-type="float">
            <text:p>16935378827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82844" calcext:value-type="float">
            <text:p>1693537882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82944" calcext:value-type="float">
            <text:p>1693537882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83044" calcext:value-type="float">
            <text:p>1693537883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83144" calcext:value-type="float">
            <text:p>1693537883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83244" calcext:value-type="float">
            <text:p>1693537883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83344" calcext:value-type="float">
            <text:p>1693537883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83443" calcext:value-type="float">
            <text:p>16935378834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83544" calcext:value-type="float">
            <text:p>1693537883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83644" calcext:value-type="float">
            <text:p>1693537883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83744" calcext:value-type="float">
            <text:p>1693537883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83844" calcext:value-type="float">
            <text:p>1693537883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83944" calcext:value-type="float">
            <text:p>1693537883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84043" calcext:value-type="float">
            <text:p>16935378840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84144" calcext:value-type="float">
            <text:p>1693537884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84243" calcext:value-type="float">
            <text:p>1693537884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3" calcext:value-type="float">
            <text:p>3,13</text:p>
          </table:table-cell>
          <table:table-cell office:value-type="float" office:value="1693537884344" calcext:value-type="float">
            <text:p>1693537884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84444" calcext:value-type="float">
            <text:p>1693537884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84543" calcext:value-type="float">
            <text:p>16935378845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84644" calcext:value-type="float">
            <text:p>1693537884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84744" calcext:value-type="float">
            <text:p>1693537884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84844" calcext:value-type="float">
            <text:p>1693537884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84944" calcext:value-type="float">
            <text:p>1693537884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85044" calcext:value-type="float">
            <text:p>1693537885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85144" calcext:value-type="float">
            <text:p>1693537885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6" calcext:value-type="float">
            <text:p>2,96</text:p>
          </table:table-cell>
          <table:table-cell office:value-type="float" office:value="1693537885244" calcext:value-type="float">
            <text:p>1693537885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85344" calcext:value-type="float">
            <text:p>1693537885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85444" calcext:value-type="float">
            <text:p>1693537885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3" calcext:value-type="float">
            <text:p>2,93</text:p>
          </table:table-cell>
          <table:table-cell office:value-type="float" office:value="1693537885544" calcext:value-type="float">
            <text:p>1693537885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85644" calcext:value-type="float">
            <text:p>1693537885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85744" calcext:value-type="float">
            <text:p>1693537885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85844" calcext:value-type="float">
            <text:p>1693537885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85944" calcext:value-type="float">
            <text:p>1693537885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86044" calcext:value-type="float">
            <text:p>1693537886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86144" calcext:value-type="float">
            <text:p>1693537886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86244" calcext:value-type="float">
            <text:p>1693537886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86344" calcext:value-type="float">
            <text:p>1693537886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86444" calcext:value-type="float">
            <text:p>1693537886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86544" calcext:value-type="float">
            <text:p>1693537886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86644" calcext:value-type="float">
            <text:p>1693537886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86744" calcext:value-type="float">
            <text:p>1693537886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86844" calcext:value-type="float">
            <text:p>1693537886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86944" calcext:value-type="float">
            <text:p>1693537886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87044" calcext:value-type="float">
            <text:p>1693537887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87144" calcext:value-type="float">
            <text:p>1693537887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87244" calcext:value-type="float">
            <text:p>1693537887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87344" calcext:value-type="float">
            <text:p>1693537887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87444" calcext:value-type="float">
            <text:p>1693537887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4" calcext:value-type="float">
            <text:p>3,14</text:p>
          </table:table-cell>
          <table:table-cell office:value-type="float" office:value="1693537887544" calcext:value-type="float">
            <text:p>1693537887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87644" calcext:value-type="float">
            <text:p>1693537887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87744" calcext:value-type="float">
            <text:p>1693537887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87844" calcext:value-type="float">
            <text:p>1693537887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87944" calcext:value-type="float">
            <text:p>1693537887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88044" calcext:value-type="float">
            <text:p>1693537888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88144" calcext:value-type="float">
            <text:p>1693537888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88244" calcext:value-type="float">
            <text:p>1693537888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88344" calcext:value-type="float">
            <text:p>1693537888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88444" calcext:value-type="float">
            <text:p>1693537888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5" calcext:value-type="float">
            <text:p>2,95</text:p>
          </table:table-cell>
          <table:table-cell office:value-type="float" office:value="1693537888544" calcext:value-type="float">
            <text:p>1693537888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88644" calcext:value-type="float">
            <text:p>1693537888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88744" calcext:value-type="float">
            <text:p>1693537888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88844" calcext:value-type="float">
            <text:p>1693537888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88944" calcext:value-type="float">
            <text:p>1693537888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89044" calcext:value-type="float">
            <text:p>1693537889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89144" calcext:value-type="float">
            <text:p>1693537889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89244" calcext:value-type="float">
            <text:p>1693537889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89344" calcext:value-type="float">
            <text:p>1693537889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89444" calcext:value-type="float">
            <text:p>1693537889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89544" calcext:value-type="float">
            <text:p>1693537889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89644" calcext:value-type="float">
            <text:p>1693537889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89744" calcext:value-type="float">
            <text:p>1693537889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89844" calcext:value-type="float">
            <text:p>1693537889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89944" calcext:value-type="float">
            <text:p>1693537889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90044" calcext:value-type="float">
            <text:p>1693537890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90144" calcext:value-type="float">
            <text:p>1693537890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90244" calcext:value-type="float">
            <text:p>1693537890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90344" calcext:value-type="float">
            <text:p>1693537890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3" calcext:value-type="float">
            <text:p>3,13</text:p>
          </table:table-cell>
          <table:table-cell office:value-type="float" office:value="1693537890444" calcext:value-type="float">
            <text:p>1693537890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90544" calcext:value-type="float">
            <text:p>1693537890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90644" calcext:value-type="float">
            <text:p>1693537890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90744" calcext:value-type="float">
            <text:p>1693537890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90844" calcext:value-type="float">
            <text:p>1693537890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4" calcext:value-type="float">
            <text:p>3,14</text:p>
          </table:table-cell>
          <table:table-cell office:value-type="float" office:value="1693537890944" calcext:value-type="float">
            <text:p>1693537890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91044" calcext:value-type="float">
            <text:p>1693537891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91144" calcext:value-type="float">
            <text:p>1693537891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91344" calcext:value-type="float">
            <text:p>1693537891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91444" calcext:value-type="float">
            <text:p>1693537891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91544" calcext:value-type="float">
            <text:p>1693537891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3" calcext:value-type="float">
            <text:p>3,13</text:p>
          </table:table-cell>
          <table:table-cell office:value-type="float" office:value="1693537891644" calcext:value-type="float">
            <text:p>1693537891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91744" calcext:value-type="float">
            <text:p>1693537891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91844" calcext:value-type="float">
            <text:p>1693537891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91944" calcext:value-type="float">
            <text:p>1693537891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23" calcext:value-type="float">
            <text:p>3,23</text:p>
          </table:table-cell>
          <table:table-cell office:value-type="float" office:value="1693537892044" calcext:value-type="float">
            <text:p>1693537892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92144" calcext:value-type="float">
            <text:p>1693537892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92244" calcext:value-type="float">
            <text:p>1693537892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92344" calcext:value-type="float">
            <text:p>1693537892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92444" calcext:value-type="float">
            <text:p>1693537892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92544" calcext:value-type="float">
            <text:p>1693537892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92644" calcext:value-type="float">
            <text:p>1693537892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92744" calcext:value-type="float">
            <text:p>1693537892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3" calcext:value-type="float">
            <text:p>3,13</text:p>
          </table:table-cell>
          <table:table-cell office:value-type="float" office:value="1693537892844" calcext:value-type="float">
            <text:p>1693537892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92944" calcext:value-type="float">
            <text:p>1693537892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93044" calcext:value-type="float">
            <text:p>1693537893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93144" calcext:value-type="float">
            <text:p>1693537893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93244" calcext:value-type="float">
            <text:p>1693537893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93344" calcext:value-type="float">
            <text:p>1693537893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93444" calcext:value-type="float">
            <text:p>1693537893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88" calcext:value-type="float">
            <text:p>2,88</text:p>
          </table:table-cell>
          <table:table-cell office:value-type="float" office:value="1693537893544" calcext:value-type="float">
            <text:p>1693537893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93644" calcext:value-type="float">
            <text:p>1693537893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93744" calcext:value-type="float">
            <text:p>1693537893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93844" calcext:value-type="float">
            <text:p>1693537893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93944" calcext:value-type="float">
            <text:p>1693537893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4" calcext:value-type="float">
            <text:p>3,14</text:p>
          </table:table-cell>
          <table:table-cell office:value-type="float" office:value="1693537894044" calcext:value-type="float">
            <text:p>1693537894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94144" calcext:value-type="float">
            <text:p>1693537894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94244" calcext:value-type="float">
            <text:p>1693537894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94344" calcext:value-type="float">
            <text:p>1693537894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94444" calcext:value-type="float">
            <text:p>1693537894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94544" calcext:value-type="float">
            <text:p>1693537894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94644" calcext:value-type="float">
            <text:p>1693537894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7894744" calcext:value-type="float">
            <text:p>1693537894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94844" calcext:value-type="float">
            <text:p>1693537894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94944" calcext:value-type="float">
            <text:p>1693537894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95044" calcext:value-type="float">
            <text:p>1693537895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95144" calcext:value-type="float">
            <text:p>1693537895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95244" calcext:value-type="float">
            <text:p>1693537895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95344" calcext:value-type="float">
            <text:p>1693537895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95444" calcext:value-type="float">
            <text:p>1693537895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95544" calcext:value-type="float">
            <text:p>1693537895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95644" calcext:value-type="float">
            <text:p>1693537895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95744" calcext:value-type="float">
            <text:p>1693537895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95844" calcext:value-type="float">
            <text:p>1693537895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95944" calcext:value-type="float">
            <text:p>1693537895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96044" calcext:value-type="float">
            <text:p>1693537896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96144" calcext:value-type="float">
            <text:p>1693537896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6" calcext:value-type="float">
            <text:p>2,96</text:p>
          </table:table-cell>
          <table:table-cell office:value-type="float" office:value="1693537896244" calcext:value-type="float">
            <text:p>1693537896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4" calcext:value-type="float">
            <text:p>2,94</text:p>
          </table:table-cell>
          <table:table-cell office:value-type="float" office:value="1693537896344" calcext:value-type="float">
            <text:p>1693537896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96444" calcext:value-type="float">
            <text:p>1693537896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96544" calcext:value-type="float">
            <text:p>1693537896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96644" calcext:value-type="float">
            <text:p>1693537896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96744" calcext:value-type="float">
            <text:p>1693537896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896844" calcext:value-type="float">
            <text:p>1693537896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7896944" calcext:value-type="float">
            <text:p>1693537896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97044" calcext:value-type="float">
            <text:p>1693537897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97144" calcext:value-type="float">
            <text:p>1693537897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97244" calcext:value-type="float">
            <text:p>1693537897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" calcext:value-type="float">
            <text:p>3</text:p>
          </table:table-cell>
          <table:table-cell office:value-type="float" office:value="1693537897344" calcext:value-type="float">
            <text:p>1693537897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97444" calcext:value-type="float">
            <text:p>1693537897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897544" calcext:value-type="float">
            <text:p>1693537897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97644" calcext:value-type="float">
            <text:p>1693537897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897744" calcext:value-type="float">
            <text:p>1693537897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897844" calcext:value-type="float">
            <text:p>1693537897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7897944" calcext:value-type="float">
            <text:p>1693537897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98044" calcext:value-type="float">
            <text:p>1693537898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5" calcext:value-type="float">
            <text:p>2,95</text:p>
          </table:table-cell>
          <table:table-cell office:value-type="float" office:value="1693537898144" calcext:value-type="float">
            <text:p>1693537898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98244" calcext:value-type="float">
            <text:p>1693537898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898344" calcext:value-type="float">
            <text:p>1693537898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98444" calcext:value-type="float">
            <text:p>1693537898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98544" calcext:value-type="float">
            <text:p>1693537898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898644" calcext:value-type="float">
            <text:p>1693537898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98744" calcext:value-type="float">
            <text:p>1693537898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98844" calcext:value-type="float">
            <text:p>1693537898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898944" calcext:value-type="float">
            <text:p>1693537898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899044" calcext:value-type="float">
            <text:p>1693537899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899144" calcext:value-type="float">
            <text:p>1693537899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99244" calcext:value-type="float">
            <text:p>1693537899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99344" calcext:value-type="float">
            <text:p>1693537899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899444" calcext:value-type="float">
            <text:p>1693537899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899544" calcext:value-type="float">
            <text:p>1693537899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899644" calcext:value-type="float">
            <text:p>1693537899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2" calcext:value-type="float">
            <text:p>3,12</text:p>
          </table:table-cell>
          <table:table-cell office:value-type="float" office:value="1693537899744" calcext:value-type="float">
            <text:p>1693537899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6" calcext:value-type="float">
            <text:p>2,96</text:p>
          </table:table-cell>
          <table:table-cell office:value-type="float" office:value="1693537899844" calcext:value-type="float">
            <text:p>1693537899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899944" calcext:value-type="float">
            <text:p>1693537899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900044" calcext:value-type="float">
            <text:p>1693537900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900144" calcext:value-type="float">
            <text:p>1693537900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5" calcext:value-type="float">
            <text:p>3,15</text:p>
          </table:table-cell>
          <table:table-cell office:value-type="float" office:value="1693537900244" calcext:value-type="float">
            <text:p>1693537900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900344" calcext:value-type="float">
            <text:p>1693537900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900444" calcext:value-type="float">
            <text:p>1693537900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900544" calcext:value-type="float">
            <text:p>1693537900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900644" calcext:value-type="float">
            <text:p>1693537900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900744" calcext:value-type="float">
            <text:p>1693537900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900844" calcext:value-type="float">
            <text:p>1693537900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900944" calcext:value-type="float">
            <text:p>1693537900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901044" calcext:value-type="float">
            <text:p>1693537901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901144" calcext:value-type="float">
            <text:p>1693537901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901244" calcext:value-type="float">
            <text:p>1693537901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901344" calcext:value-type="float">
            <text:p>1693537901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901444" calcext:value-type="float">
            <text:p>1693537901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901544" calcext:value-type="float">
            <text:p>1693537901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901644" calcext:value-type="float">
            <text:p>1693537901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7" calcext:value-type="float">
            <text:p>2,97</text:p>
          </table:table-cell>
          <table:table-cell office:value-type="float" office:value="1693537901744" calcext:value-type="float">
            <text:p>1693537901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901844" calcext:value-type="float">
            <text:p>1693537901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5" calcext:value-type="float">
            <text:p>2,95</text:p>
          </table:table-cell>
          <table:table-cell office:value-type="float" office:value="1693537901944" calcext:value-type="float">
            <text:p>1693537901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5" calcext:value-type="float">
            <text:p>3,15</text:p>
          </table:table-cell>
          <table:table-cell office:value-type="float" office:value="1693537902044" calcext:value-type="float">
            <text:p>1693537902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902144" calcext:value-type="float">
            <text:p>1693537902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902244" calcext:value-type="float">
            <text:p>1693537902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902344" calcext:value-type="float">
            <text:p>1693537902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902444" calcext:value-type="float">
            <text:p>1693537902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902544" calcext:value-type="float">
            <text:p>1693537902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902644" calcext:value-type="float">
            <text:p>1693537902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8" calcext:value-type="float">
            <text:p>2,98</text:p>
          </table:table-cell>
          <table:table-cell office:value-type="float" office:value="1693537902744" calcext:value-type="float">
            <text:p>1693537902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4" calcext:value-type="float">
            <text:p>2,94</text:p>
          </table:table-cell>
          <table:table-cell office:value-type="float" office:value="1693537902844" calcext:value-type="float">
            <text:p>1693537902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902944" calcext:value-type="float">
            <text:p>1693537902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903044" calcext:value-type="float">
            <text:p>1693537903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7903144" calcext:value-type="float">
            <text:p>1693537903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7903244" calcext:value-type="float">
            <text:p>1693537903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3" calcext:value-type="float">
            <text:p>3,13</text:p>
          </table:table-cell>
          <table:table-cell office:value-type="float" office:value="1693537903344" calcext:value-type="float">
            <text:p>1693537903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903444" calcext:value-type="float">
            <text:p>1693537903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903544" calcext:value-type="float">
            <text:p>1693537903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903644" calcext:value-type="float">
            <text:p>1693537903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7903744" calcext:value-type="float">
            <text:p>1693537903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7903844" calcext:value-type="float">
            <text:p>1693537903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903944" calcext:value-type="float">
            <text:p>1693537903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904044" calcext:value-type="float">
            <text:p>1693537904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2" calcext:value-type="float">
            <text:p>3,12</text:p>
          </table:table-cell>
          <table:table-cell office:value-type="float" office:value="1693537904144" calcext:value-type="float">
            <text:p>1693537904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7904244" calcext:value-type="float">
            <text:p>1693537904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7904344" calcext:value-type="float">
            <text:p>1693537904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9" calcext:value-type="float">
            <text:p>2,99</text:p>
          </table:table-cell>
          <table:table-cell office:value-type="float" office:value="1693537904444" calcext:value-type="float">
            <text:p>1693537904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7904544" calcext:value-type="float">
            <text:p>1693537904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5" calcext:value-type="float">
            <text:p>3,45</text:p>
          </table:table-cell>
          <table:table-cell office:value-type="float" office:value="1693537904644" calcext:value-type="float">
            <text:p>1693537904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37904744" calcext:value-type="float">
            <text:p>1693537904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7" calcext:value-type="float">
            <text:p>3,47</text:p>
          </table:table-cell>
          <table:table-cell office:value-type="float" office:value="1693537904844" calcext:value-type="float">
            <text:p>1693537904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7904944" calcext:value-type="float">
            <text:p>1693537904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94" calcext:value-type="float">
            <text:p>2,94</text:p>
          </table:table-cell>
          <table:table-cell office:value-type="float" office:value="1693537905044" calcext:value-type="float">
            <text:p>1693537905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37905144" calcext:value-type="float">
            <text:p>1693537905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37905244" calcext:value-type="float">
            <text:p>1693537905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39" calcext:value-type="float">
            <text:p>3,39</text:p>
          </table:table-cell>
          <table:table-cell office:value-type="float" office:value="1693537905344" calcext:value-type="float">
            <text:p>1693537905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7905444" calcext:value-type="float">
            <text:p>1693537905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7905544" calcext:value-type="float">
            <text:p>16935379055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1" calcext:value-type="float">
            <text:p>3,01</text:p>
          </table:table-cell>
          <table:table-cell office:value-type="float" office:value="1693537905644" calcext:value-type="float">
            <text:p>16935379056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7905744" calcext:value-type="float">
            <text:p>16935379057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77" calcext:value-type="float">
            <text:p>3,77</text:p>
          </table:table-cell>
          <table:table-cell office:value-type="float" office:value="1693537905844" calcext:value-type="float">
            <text:p>16935379058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8" calcext:value-type="float">
            <text:p>3,58</text:p>
          </table:table-cell>
          <table:table-cell office:value-type="float" office:value="1693537905944" calcext:value-type="float">
            <text:p>16935379059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" calcext:value-type="float">
            <text:p>3,8</text:p>
          </table:table-cell>
          <table:table-cell office:value-type="float" office:value="1693537906044" calcext:value-type="float">
            <text:p>16935379060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67" calcext:value-type="float">
            <text:p>3,67</text:p>
          </table:table-cell>
          <table:table-cell office:value-type="float" office:value="1693537906144" calcext:value-type="float">
            <text:p>16935379061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72" calcext:value-type="float">
            <text:p>3,72</text:p>
          </table:table-cell>
          <table:table-cell office:value-type="float" office:value="1693537906244" calcext:value-type="float">
            <text:p>16935379062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6" calcext:value-type="float">
            <text:p>3,46</text:p>
          </table:table-cell>
          <table:table-cell office:value-type="float" office:value="1693537906344" calcext:value-type="float">
            <text:p>16935379063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69" calcext:value-type="float">
            <text:p>3,69</text:p>
          </table:table-cell>
          <table:table-cell office:value-type="float" office:value="1693537906444" calcext:value-type="float">
            <text:p>169353790644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67" calcext:value-type="float">
            <text:p>3,67</text:p>
          </table:table-cell>
          <table:table-cell office:value-type="float" office:value="1693537906544" calcext:value-type="float">
            <text:p>1693537906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9T19:28:59.293611346</dc:date>
    <meta:editing-duration>PT20S</meta:editing-duration>
    <meta:editing-cycles>1</meta:editing-cycles>
    <meta:document-statistic meta:table-count="1" meta:cell-count="3705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8.996cm" xlink:href=".." xlink:type="simple" chart:class="chart:line" chart:style-name="ch1">
        <chart:legend chart:legend-position="end" svg:x="14.278cm" svg:y="4.199cm" style:legend-expansion="high" chart:style-name="ch2"/>
        <chart:plot-area chart:style-name="ch3" table:cell-range-address="exp4p2.B1:exp4p2.B1235" chart:data-source-has-labels="row" svg:x="0.32cm" svg:y="0.179cm" svg:width="13.638cm" svg:height="8.638cm">
          <chartooo:coordinate-region svg:x="1.047cm" svg:y="0.179cm" svg:width="12.911cm" svg:height="7.3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4p2.B2:exp4p2.B1235" chart:label-cell-address="exp4p2.B1:exp4p2.B1" chart:class="chart:line">
            <chart:data-point chart:repeated="12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ge</text:p>
                <draw:g>
                  <svg:desc>exp4p2.B1:exp4p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6">
                <text:p>3.96</text:p>
                <draw:g>
                  <svg:desc>exp4p2.B2:exp4p2.B1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.67">
                <text:p>3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